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6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9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9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10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50pt" fo:font-weight="bold" fo:font-family="Arial" style:font-family-asian="Arial" style:font-family-complex="Arial" fo:background-color="transparent" fo:color="#000000"/>
    </style:style>
    <style:style style:name="T10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5.00pt" fo:font-weight="bold" fo:font-family="Arial" style:font-family-asian="Arial" style:font-family-complex="Arial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 fo:margin-left="127.80pt" fo:text-indent="0.00pt"/>
    </style:style>
    <style:style style:name="P2" style:family="paragraph">
      <style:paragraph-properties fo:line-height="100.00%" fo:text-align="left" fo:margin-left="156.20pt" fo:text-indent="0.00pt"/>
    </style:style>
    <style:style style:name="P3" style:family="paragraph">
      <style:paragraph-properties fo:line-height="100.00%" fo:text-align="left" fo:margin-left="177.50pt" fo:text-indent="0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177.50pt" fo:text-indent="0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1.30pt" fo:text-indent="0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172.45pt" fo:text-indent="0.00pt"/>
    </style:style>
    <style:style style:name="P10" style:family="paragraph">
      <style:paragraph-properties fo:line-height="100.00%" fo:text-align="left" fo:margin-left="170.40pt" fo:text-indent="0.00p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192.70pt" fo:text-indent="0.00pt"/>
    </style:style>
    <style:style style:name="P13" style:family="paragraph">
      <style:paragraph-properties fo:line-height="100.00%" fo:text-align="left" fo:margin-left="191.70pt" fo:text-indent="0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text:list-style style:name="L1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text:list-style style:name="L2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text:list-style style:name="L2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text:list-style style:name="L2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text:list-style style:name="L3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text:list-style style:name="L3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152.15pt" fo:text-indent="0.00pt"/>
    </style:style>
    <style:style style:name="P36" style:family="paragraph">
      <style:paragraph-properties fo:line-height="100.00%" fo:text-align="left" fo:margin-left="163.30pt" fo:text-indent="0.0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14.20pt" fo:text-indent="0.00pt"/>
    </style:style>
    <style:style style:name="P39" style:family="paragraph">
      <style:paragraph-properties fo:line-height="100.00%" fo:text-align="left" fo:margin-left="35.50pt" fo:text-indent="0.00pt"/>
    </style:style>
    <style:style style:name="P40" style:family="paragraph">
      <style:paragraph-properties fo:line-height="100.00%" fo:text-align="left" fo:margin-left="14.20pt" fo:text-indent="0.00pt"/>
    </style:style>
    <style:style style:name="P41" style:family="paragraph">
      <style:paragraph-properties fo:line-height="100.00%" fo:text-align="left" fo:margin-left="35.50pt" fo:text-indent="0.00pt"/>
    </style:style>
    <style:style style:name="P42" style:family="paragraph">
      <style:paragraph-properties fo:line-height="100.00%" fo:text-align="left" fo:margin-left="14.20pt" fo:text-indent="0.00pt"/>
    </style:style>
    <style:style style:name="P43" style:family="paragraph">
      <style:paragraph-properties fo:line-height="100.00%" fo:text-align="left" fo:margin-left="35.50pt" fo:text-indent="0.00p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14.20pt" fo:text-indent="0.00pt"/>
    </style:style>
    <style:style style:name="P46" style:family="paragraph">
      <style:paragraph-properties fo:line-height="100.00%" fo:text-align="left" fo:margin-left="35.50pt" fo:text-indent="0.00pt"/>
    </style:style>
    <style:style style:name="P47" style:family="paragraph">
      <style:paragraph-properties fo:line-height="100.00%" fo:text-align="left" fo:margin-left="14.20pt" fo:text-indent="0.00pt"/>
    </style:style>
    <style:style style:name="P48" style:family="paragraph">
      <style:paragraph-properties fo:line-height="100.00%" fo:text-align="left" fo:margin-left="35.50pt" fo:text-indent="0.00pt"/>
    </style:style>
    <style:style style:name="P49" style:family="paragraph">
      <style:paragraph-properties fo:line-height="100.00%" fo:text-align="left" fo:margin-left="14.20pt" fo:text-indent="0.00pt"/>
    </style:style>
    <style:style style:name="P50" style:family="paragraph">
      <style:paragraph-properties fo:line-height="100.00%" fo:text-align="left" fo:margin-left="35.50pt" fo:text-indent="0.00p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192.70pt" fo:text-indent="0.00pt"/>
    </style:style>
    <style:style style:name="P53" style:family="paragraph">
      <style:paragraph-properties fo:line-height="100.00%" fo:text-align="left" fo:margin-left="198.80pt" fo:text-indent="0.00p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y Personal and Unity Pro Asset</text:span></text:p>
      <text:p text:style-name="P1"><text:span text:style-name="T2"/></text:p>
      <text:p text:style-name="P2"><text:span text:style-name="T3">Gater v1.1</text:span></text:p>
      <text:p text:style-name="P2"><text:span text:style-name="T4"/></text:p>
      <text:p text:style-name="P3"><text:span text:style-name="T5">Mad;Scientists</text:span></text:p>
      <text:p text:style-name="P3"><text:span text:style-name="T6"/></text:p>
      <text:p text:style-name="P3"><text:span text:style-name="T7">14th April, 2016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5"><text:span text:style-name="T9">1 Contents</text:span></text:p>
      <text:p text:style-name="P6"><text:span text:style-name="T10">2 Introduction.</text:span></text:p>
      <text:p text:style-name="P6"><text:span text:style-name="T10">3 Setup.</text:span></text:p>
      <text:p text:style-name="P6"><text:span text:style-name="T10">4 Known limitations.</text:span></text:p>
      <text:p text:style-name="P7"><text:span text:style-name="T10">4.1 General.</text:span></text:p>
      <text:p text:style-name="P7"><text:span text:style-name="T10">4.1.1 Recursion (portal inside portal).</text:span></text:p>
      <text:p text:style-name="P7"><text:span text:style-name="T10">4.1.2 Capture portals from different camera sources.</text:span></text:p>
      <text:p text:style-name="P7"><text:span text:style-name="T10">4.1.3 Character Controller.</text:span></text:p>
      <text:p text:style-name="P7"><text:span text:style-name="T10">4.1.4 Character Controller collider.</text:span></text:p>
      <text:p text:style-name="P7"><text:span text:style-name="T10">4.2 Rendering.</text:span></text:p>
      <text:p text:style-name="P7"><text:span text:style-name="T10">4.2.1 Character Controller camera settings.</text:span></text:p>
      <text:p text:style-name="P7"><text:span text:style-name="T10">4.2.2 Portals collider.</text:span></text:p>
      <text:p text:style-name="P7"><text:span text:style-name="T10">4.2.3 VR support.</text:span></text:p>
      <text:p text:style-name="P8"><text:span text:style-name="T10">7 Support.</text:span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8"><text:span text:style-name="T11"/></text:p>
      <text:p text:style-name="P9"><text:span text:style-name="T12">2 Introduction</text:span></text:p>
      <text:p text:style-name="P10"><text:span text:style-name="T13"/></text:p>
      <text:p text:style-name="P11"><text:span text:style-name="T14">Gater is an asset that allows you to create "Valve like" Portals in</text:span></text:p>
      <text:p text:style-name="P11"><text:span text:style-name="T14">Unity. This is available for Unity Personal and Unity Pro and supports: Forward, Deferred, Legacy</text:span></text:p>
      <text:p text:style-name="P11"><text:span text:style-name="T14">VertexLit (with color limitation) and Legacy Deferred (light prepass) Rendering paths.</text:span></text:p>
      <text:p text:style-name="P11"><text:span text:style-name="T14">So if you want to create a direct connection to others dimensions, or other positions and timelines,</text:span></text:p>
      <text:p text:style-name="P11"><text:span text:style-name="T14">you can make it now.</text:span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2"><text:span text:style-name="T16">3 Setup</text:span></text:p>
      <text:p text:style-name="P13"><text:span text:style-name="T17"/></text:p>
      <text:p text:style-name="P14"><text:span text:style-name="T18">Please follow the setup to make the package work correctly:</text:span></text:p>
      <text:p text:style-name="P14"><text:span text:style-name="T19"/></text:p>
      <text:p text:style-name="P14"><text:span text:style-name="T19"/></text:p>
      <text:list text:style-name="L15">
        <text:list-item>
          <text:p text:style-name="P15"><text:span text:style-name="T20">Open<text:s/></text:span><text:span text:style-name="T21">"Prefabs"<text:s/></text:span><text:span text:style-name="T22">folder in path:<text:s/></text:span><text:span text:style-name="T23">"Assets/Gater/"</text:span><text:span text:style-name="T24">, and move the first and the second gate prefabs (</text:span><text:span text:style-name="T25">"Circle"<text:s/></text:span><text:span text:style-name="T26">or<text:s/></text:span><text:span text:style-name="T27">"Square"</text:span><text:span text:style-name="T28">) in the scene, to generate the gameobjects.</text:span></text:p>
        </text:list-item>
      </text:list>
      <text:p text:style-name="P16"><text:span text:style-name="T29"/></text:p>
      <text:list text:style-name="L17">
        <text:list-item>
          <text:p text:style-name="P17"><text:span text:style-name="T30">From<text:s/></text:span><text:span text:style-name="T31">"Portal Manager"</text:span><text:span text:style-name="T32"><text:s/>script of both gameobjects, go to<text:s/></text:span><text:span text:style-name="T33">"Projection Camera"</text:span><text:span text:style-name="T34"><text:s/>and choose which camera will be used for generate projection plane (leave default if you want use main camera).</text:span></text:p>
        </text:list-item>
      </text:list>
      <text:p text:style-name="P18"><text:span text:style-name="T35"/></text:p>
      <text:list text:style-name="L19">
        <text:list-item>
          <text:p text:style-name="P19"><text:span text:style-name="T36">From<text:s/></text:span><text:span text:style-name="T37">"Portal Manager"<text:s/></text:span><text:span text:style-name="T38">script of both gameobjects, go to<text:s/></text:span><text:span text:style-name="T39">"Projection Type"</text:span><text:span text:style-name="T40"><text:s/>and choose between:<text:s/></text:span><text:span text:style-name="T41">"Perspective"<text:s/></text:span><text:span text:style-name="T42">(if you want to make a 3D game) or<text:s/></text:span><text:span text:style-name="T43">"Ortographic"<text:s/></text:span><text:span text:style-name="T44">(if you want to make a 2D game).</text:span></text:p>
        </text:list-item>
      </text:list>
      <text:p text:style-name="P20"><text:span text:style-name="T45"/></text:p>
      <text:list text:style-name="L21">
        <text:list-item>
          <text:p text:style-name="P21"><text:span text:style-name="T46">From<text:s/></text:span><text:span text:style-name="T47">"Portal Manager"</text:span><text:span text:style-name="T48"><text:s/>script of both gameobjects, go to<text:s/></text:span><text:span text:style-name="T49">"Projection Resolution"</text:span><text:span text:style-name="T50"><text:s/>and adapt width and height to your needs.</text:span></text:p>
        </text:list-item>
      </text:list>
      <text:p text:style-name="P22"><text:span text:style-name="T51"/></text:p>
      <text:list text:style-name="L23">
        <text:list-item>
          <text:p text:style-name="P23"><text:span text:style-name="T52">From<text:s/></text:span><text:span text:style-name="T53">"Portal Manager"</text:span><text:span text:style-name="T54"><text:s/>script of both gameobjects</text:span><text:span text:style-name="T55">, fill the<text:s/></text:span><text:span text:style-name="T56">"Second Gate"</text:span><text:span text:style-name="T57"><text:s/>variable with the opposite gameobject.</text:span></text:p>
        </text:list-item>
      </text:list>
      <text:p text:style-name="P24"><text:span text:style-name="T58"/></text:p>
      <text:list text:style-name="L25">
        <text:list-item>
          <text:p text:style-name="P25"><text:span text:style-name="T59">From<text:s/></text:span><text:span text:style-name="T60">"Portal Manager"</text:span><text:span text:style-name="T61"><text:s/>script of both gameobjects, fill the<text:s/></text:span><text:span text:style-name="T62">"Scene Terrain"</text:span><text:span text:style-name="T63"><text:s/>variable if there is a terrain on the scene.</text:span></text:p>
        </text:list-item>
      </text:list>
      <text:p text:style-name="P26"><text:span text:style-name="T64"/></text:p>
      <text:list text:style-name="L27">
        <text:list-item>
          <text:p text:style-name="P27"><text:span text:style-name="T65">From<text:s/></text:span><text:span text:style-name="T66">"Portal Manager"</text:span><text:span text:style-name="T67"><text:s/>script of both gameobjects, fill the<text:s/></text:span><text:span text:style-name="T68">"Recursion Mask Material"</text:span><text:span text:style-name="T69"><text:s/>variable for customize the portal recursion.</text:span></text:p>
        </text:list-item>
      </text:list>
      <text:p text:style-name="P28"><text:span text:style-name="T70"/></text:p>
      <text:list text:style-name="L29">
        <text:list-item>
          <text:p text:style-name="P29"><text:span text:style-name="T71">From<text:s/></text:span><text:span text:style-name="T72">"Portal Manager"</text:span><text:span text:style-name="T73"><text:s/>script of both gameobjects, fill the<text:s/></text:span><text:span text:style-name="T74">"Excluded Walls"</text:span><text:span text:style-name="T75"><text:s/>variable for disable collision between walls and character during trigger (leave length of variable to<text:s/></text:span><text:span text:style-name="T76">"0"</text:span><text:span text:style-name="T77">, if you not want use this feature).</text:span></text:p>
        </text:list-item>
      </text:list>
      <text:p text:style-name="P30"><text:span text:style-name="T78"/></text:p>
      <text:list text:style-name="L31">
        <text:list-item>
          <text:p text:style-name="P31"><text:span text:style-name="T79">If your project expect a first person character teleport, use prefab of controller included in the package at path:<text:s/></text:span><text:span text:style-name="T80">"Standard Assets/FirstPersonCharacter/Prefabs/"</text:span></text:p>
        </text:list-item>
      </text:list>
      <text:p text:style-name="P32"><text:span text:style-name="T81"/></text:p>
      <text:list text:style-name="L33">
        <text:list-item>
          <text:p text:style-name="P33"><text:span text:style-name="T82">To make a smooth transition between portals, use a spherical shape for the character collider.</text:span></text:p>
        </text:list-item>
      </text:list>
      <text:p text:style-name="P34"><text:span text:style-name="T83"/></text:p>
      <text:p text:style-name="P34"><text:span text:style-name="T83"/></text:p>
      <text:p text:style-name="P34"><text:span text:style-name="T83"/></text:p>
      <text:p text:style-name="P34"><text:span text:style-name="T83"/></text:p>
      <text:p text:style-name="P34"><text:span text:style-name="T83"/></text:p>
      <text:p text:style-name="P35"><text:span text:style-name="T84">4 Known limitations</text:span></text:p>
      <text:p text:style-name="P36"><text:span text:style-name="T85"/></text:p>
      <text:p text:style-name="P37"><text:span text:style-name="T86">There are a few limitations to the Gater package. It is important to realize these in the setup of</text:span></text:p>
      <text:p text:style-name="P37"><text:span text:style-name="T86">your project.</text:span></text:p>
      <text:p text:style-name="P37"><text:span text:style-name="T87"/></text:p>
      <text:p text:style-name="P37"><text:span text:style-name="T88">4.1 General</text:span></text:p>
      <text:p text:style-name="P37"><text:span text:style-name="T89"/></text:p>
      <text:p text:style-name="P38"><text:span text:style-name="T90">4.1.1 Recursion (portal inside portal)</text:span></text:p>
      <text:p text:style-name="P39"><text:span text:style-name="T91">Due to the technique used to create Gater, it is not possible to obtain a infinite portal</text:span></text:p>
      <text:p text:style-name="P39"><text:span text:style-name="T91">rendering, when a two connected portals are facing each others.</text:span></text:p>
      <text:p text:style-name="P40"><text:span text:style-name="T92"/></text:p>
      <text:p text:style-name="P40"><text:span text:style-name="T93">4.1.2 Character Controller</text:span></text:p>
      <text:p text:style-name="P41"><text:span text:style-name="T94">In order to let all the demo work, you can't use nothing that differs from the included character</text:span></text:p>
      <text:p text:style-name="P41"><text:span text:style-name="T94">controller.</text:span></text:p>
      <text:p text:style-name="P42"><text:span text:style-name="T95"/></text:p>
      <text:p text:style-name="P42"><text:span text:style-name="T96">4.1.3 Character Controller collider</text:span></text:p>
      <text:p text:style-name="P43"><text:span text:style-name="T97">The collider of character controller must have a spherical shape, any other shape type will</text:span></text:p>
      <text:p text:style-name="P43"><text:span text:style-name="T97">generate a non smooth portal transition.</text:span></text:p>
      <text:p text:style-name="P44"><text:span text:style-name="T98"/></text:p>
      <text:p text:style-name="P44"><text:span text:style-name="T98"/></text:p>
      <text:p text:style-name="P44"><text:span text:style-name="T99">4.2 Rendering</text:span></text:p>
      <text:p text:style-name="P44"><text:span text:style-name="T100"/></text:p>
      <text:p text:style-name="P45"><text:span text:style-name="T101">4.2.1 Character Controller camera settings</text:span></text:p>
      <text:p text:style-name="P46"><text:span text:style-name="T102">To avail of teleport feature, the camera of the character controller must have a near clip plane</text:span></text:p>
      <text:p text:style-name="P46"><text:span text:style-name="T102">value of 0.01, any greater value could generate artifacts during portal transition.</text:span></text:p>
      <text:p text:style-name="P47"><text:span text:style-name="T103"/></text:p>
      <text:p text:style-name="P47"><text:span text:style-name="T104">4.2.2 Portals collider</text:span></text:p>
      <text:p text:style-name="P48"><text:span text:style-name="T105">The portals needs an outline collider to contain the shape of mesh. In case it is missing, the</text:span></text:p>
      <text:p text:style-name="P48"><text:span text:style-name="T105">portal collider shape will not maintain the same form.</text:span></text:p>
      <text:p text:style-name="P48"><text:span text:style-name="T106"/></text:p>
      <text:p text:style-name="P49"><text:span text:style-name="T107">4.2.3 VR support</text:span></text:p>
      <text:p text:style-name="P50"><text:span text:style-name="T108">Gater doesn't give any support for VR.</text:span></text:p>
      <text:p text:style-name="P51"><text:span text:style-name="T109"/></text:p>
      <text:p text:style-name="P51"><text:span text:style-name="T109"/></text:p>
      <text:p text:style-name="P51"><text:span text:style-name="T109"/></text:p>
      <text:p text:style-name="P51"><text:span text:style-name="T109"/></text:p>
      <text:p text:style-name="P51"><text:span text:style-name="T109"/></text:p>
      <text:p text:style-name="P52"><text:span text:style-name="T110">7 Support</text:span></text:p>
      <text:p text:style-name="P53"><text:span text:style-name="T111"/></text:p>
      <text:p text:style-name="P54"><text:span text:style-name="T112">If you have any questions or suggestions, please use the Unity forum and write a PM to:</text:span></text:p>
      <text:p text:style-name="P55"><text:a xlink:href="http://forum.unity3d.com/members/h92.251779/"><text:span text:style-name="T113">http://forum.unity3d.com/members/h92.251779/</text:span></text:a><text:span text:style-name="T1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